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Ella planteó que parece que China se está dirigiendo no hacia una democracia y capitalismo liberal sino hacia una "alianza del gobierno y la mafia". Estas tendencia socieconómicas se convirtieron rápidamente en una fuente de di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taristas extranjeros casi nunca toman los comunicados oficiales de la izquierda de forma seria, la evidencia muestra que en mucha ocasiones la izquierda ha sido una fuerza importante en la política de e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a dirección. La izquierda además está influenciada por la antigua y larga labor de muchos de sus líderes. Debido a que son antiguos en el Partid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enfrentó la "teoría de Den Xiaopng" con el pensamiento de izquierda e hizo referencia explícita a los primeros 10 000 caracté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a al conocido libro (tratado en el Capítulo 3) escrito por el notorio filósofo Li Zehou y la principal crítica litereria Liu Zaifu. A pesar de que la crítica de Xing al libro de Li y Liu mostaba la necesidad  de un Partido que respondiera a las discusiones intelectuales, el objetivo de Xing parece haber sido crear una "derecha" que sirviera como oposión de la "izquiera" de los manifiestos. Al hacer esto, Xing puedo definir un ". Xing’s criticism of Farewell to Revolution also served the purpose of warning liberal thinkers <text:soft-page-break/>to hold their peace as Jiang turned his primary attention to warding off the left.56 What Xing Bensi’s long article in Renmin ribao did was to begin staking out a defensible middle ground in China’s political spectrum. In trying to define a middle course, Jiang seemed at once to be taking a leaf from history and trying to sidestep his most serious political dilemma. Chinese politics since Tiananmen, as in many crisis situations, tended to be defined by polarities: one was either for “upholding socialism” or for “bourgeois liberalization.” Taking heed of the fate of his predecessors, Hu Yaobang and Zhao Ziyang, Jiang spent much of his first six years making sure that no one could accuse him of being “lax” on bourgeois liberalization. Indeed, it was this proclivity for caution, if not conservatism, that roused Deng’s ire in 1992. But cautiousness implied impotence.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